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fill-color="#99ccff" draw:textarea-horizontal-align="center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width="0.05cm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18pt" style:font-size-complex="18pt"/>
    </style:style>
    <style:style style:name="T1" style:family="text">
      <style:text-properties fo:font-size="28pt" style:font-size-asian="18pt" style:font-size-complex="18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83cm" svg:height="1cm" svg:x="8.2cm" svg:y="2.6cm">
          <text:p/>
        </draw:rect>
        <draw:rect draw:style-name="gr1" draw:text-style-name="P1" draw:layer="layout" svg:width="4.83cm" svg:height="1cm" svg:x="8.2cm" svg:y="4.6cm">
          <text:p/>
        </draw:rect>
        <draw:rect draw:style-name="gr1" draw:text-style-name="P1" draw:layer="layout" svg:width="4.83cm" svg:height="1cm" svg:x="8.2cm" svg:y="5.6cm">
          <text:p/>
        </draw:rect>
        <draw:rect draw:style-name="gr1" draw:text-style-name="P1" draw:layer="layout" svg:width="1cm" svg:height="4cm" svg:x="8.2cm" svg:y="2.6cm">
          <text:p/>
        </draw:rect>
        <draw:rect draw:style-name="gr1" draw:text-style-name="P1" draw:layer="layout" svg:width="1.5cm" svg:height="4cm" svg:x="9.2cm" svg:y="2.6cm">
          <text:p/>
        </draw:rect>
        <draw:rect draw:style-name="gr1" draw:text-style-name="P1" draw:layer="layout" svg:width="0.5cm" svg:height="4cm" svg:x="10.7cm" svg:y="2.6cm">
          <text:p/>
        </draw:rect>
        <draw:rect draw:style-name="gr1" draw:text-style-name="P1" draw:layer="layout" svg:width="0.5cm" svg:height="4cm" svg:x="11.2cm" svg:y="2.6cm">
          <text:p/>
        </draw:rect>
        <draw:rect draw:style-name="gr1" draw:text-style-name="P1" draw:layer="layout" svg:width="0.5cm" svg:height="4cm" svg:x="11.7cm" svg:y="2.6cm">
          <text:p/>
        </draw:rect>
        <draw:rect draw:style-name="gr1" draw:text-style-name="P1" draw:layer="layout" svg:width="4.83cm" svg:height="1cm" svg:x="17.6cm" svg:y="2.6cm">
          <text:p/>
        </draw:rect>
        <draw:rect draw:style-name="gr1" draw:text-style-name="P1" draw:layer="layout" svg:width="4.83cm" svg:height="1cm" svg:x="17.6cm" svg:y="3.6cm">
          <text:p/>
        </draw:rect>
        <draw:rect draw:style-name="gr1" draw:text-style-name="P1" draw:layer="layout" svg:width="4.83cm" svg:height="1cm" svg:x="17.6cm" svg:y="4.6cm">
          <text:p/>
        </draw:rect>
        <draw:rect draw:style-name="gr1" draw:text-style-name="P1" draw:layer="layout" svg:width="4.83cm" svg:height="1cm" svg:x="17.6cm" svg:y="5.6cm">
          <text:p/>
        </draw:rect>
        <draw:rect draw:style-name="gr1" draw:text-style-name="P1" draw:layer="layout" svg:width="1cm" svg:height="4cm" svg:x="17.6cm" svg:y="2.6cm">
          <text:p/>
        </draw:rect>
        <draw:rect draw:style-name="gr1" draw:text-style-name="P1" draw:layer="layout" svg:width="1.5cm" svg:height="4cm" svg:x="18.6cm" svg:y="2.6cm">
          <text:p/>
        </draw:rect>
        <draw:rect draw:style-name="gr1" draw:text-style-name="P1" draw:layer="layout" svg:width="0.5cm" svg:height="4cm" svg:x="20.1cm" svg:y="2.6cm">
          <text:p/>
        </draw:rect>
        <draw:rect draw:style-name="gr1" draw:text-style-name="P1" draw:layer="layout" svg:width="0.5cm" svg:height="4cm" svg:x="20.6cm" svg:y="2.6cm">
          <text:p/>
        </draw:rect>
        <draw:rect draw:style-name="gr1" draw:text-style-name="P1" draw:layer="layout" svg:width="0.5cm" svg:height="4cm" svg:x="21.1cm" svg:y="2.6cm">
          <text:p/>
        </draw:rect>
        <draw:frame draw:style-name="gr2" draw:layer="layout" svg:width="2.496cm" svg:height="0.963cm" svg:x="9.323cm" svg:y="6.7cm">
          <draw:text-box>
            <text:p>регион</text:p>
          </draw:text-box>
        </draw:frame>
        <draw:frame draw:style-name="gr2" draw:layer="layout" svg:width="2.496cm" svg:height="0.963cm" svg:x="18.724cm" svg:y="6.701cm">
          <draw:text-box>
            <text:p>регион</text:p>
          </draw:text-box>
        </draw:frame>
        <draw:ellipse draw:style-name="gr3" draw:text-style-name="P1" draw:layer="layout" svg:width="7cm" svg:height="1.5cm" svg:x="7cm" svg:y="2.4cm">
          <text:p/>
        </draw:ellipse>
        <draw:frame draw:style-name="gr2" draw:layer="layout" svg:width="2.458cm" svg:height="0.963cm" svg:x="13.424cm" svg:y="2.101cm">
          <draw:text-box>
            <text:p>строка</text:p>
          </draw:text-box>
        </draw:frame>
        <draw:frame draw:style-name="gr2" draw:text-style-name="P2" draw:layer="layout" svg:width="1.878cm" svg:height="1.348cm" svg:x="14.424cm" svg:y="3.402cm">
          <draw:text-box>
            <text:p><text:span text:style-name="T1">. . .</text:span></text:p>
          </draw:text-box>
        </draw:frame>
        <draw:ellipse draw:style-name="gr3" draw:text-style-name="P1" draw:layer="layout" svg:width="1.4cm" svg:height="1.5cm" svg:x="11.9cm" svg:y="4.3cm">
          <text:p/>
        </draw:ellipse>
        <draw:frame draw:style-name="gr2" draw:layer="layout" svg:width="2.449cm" svg:height="1.675cm" svg:x="13.124cm" svg:y="4.802cm">
          <draw:text-box>
            <text:p>поле<text:line-break/>строки</text:p>
          </draw:text-box>
        </draw:frame>
        <draw:custom-shape draw:style-name="gr4" draw:text-style-name="P1" draw:layer="layout" svg:width="16.5cm" svg:height="6.4cm" svg:x="6.7cm" svg:y="1.8cm">
          <text:p/>
          <draw:enhanced-geometry svg:viewBox="0 0 21600 21600" draw:path-stretchpoint-x="10800" draw:path-stretchpoint-y="10800" draw:text-areas="?f3 ?f4 ?f5 ?f6" draw:type="round-rectangle" draw:modifiers="6334.066561919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2.915cm" svg:height="0.963cm" svg:x="22.7cm" svg:y="7.137cm">
          <draw:text-box>
            <text:p>таблица</text:p>
          </draw:text-box>
        </draw:frame>
        <draw:rect draw:style-name="gr5" draw:text-style-name="P1" draw:layer="layout" svg:width="4.83cm" svg:height="1cm" svg:x="8.2cm" svg:y="2.6cm">
          <text:p/>
        </draw:rect>
        <draw:rect draw:style-name="gr5" draw:text-style-name="P1" draw:layer="layout" svg:width="4.83cm" svg:height="1cm" svg:x="8.2cm" svg:y="3.6cm">
          <text:p/>
        </draw:rect>
        <draw:rect draw:style-name="gr5" draw:text-style-name="P1" draw:layer="layout" svg:width="4.83cm" svg:height="1cm" svg:x="8.2cm" svg:y="4.6cm">
          <text:p/>
        </draw:rect>
        <draw:rect draw:style-name="gr5" draw:text-style-name="P1" draw:layer="layout" svg:width="4.83cm" svg:height="1cm" svg:x="8.2cm" svg:y="5.6cm">
          <text:p/>
        </draw:rect>
        <draw:rect draw:style-name="gr5" draw:text-style-name="P1" draw:layer="layout" svg:width="4.83cm" svg:height="1cm" svg:x="17.6cm" svg:y="5.6cm">
          <text:p/>
        </draw:rect>
        <draw:rect draw:style-name="gr5" draw:text-style-name="P1" draw:layer="layout" svg:width="4.83cm" svg:height="1cm" svg:x="17.6cm" svg:y="4.6cm">
          <text:p/>
        </draw:rect>
        <draw:rect draw:style-name="gr5" draw:text-style-name="P1" draw:layer="layout" svg:width="4.83cm" svg:height="1cm" svg:x="17.6cm" svg:y="3.6cm">
          <text:p/>
        </draw:rect>
        <draw:rect draw:style-name="gr5" draw:text-style-name="P1" draw:layer="layout" svg:width="4.83cm" svg:height="1cm" svg:x="17.6cm" svg:y="2.6cm">
          <text:p/>
        </draw:rect>
        <draw:custom-shape draw:style-name="gr6" draw:text-style-name="P1" draw:layer="layout" svg:width="1cm" svg:height="4.5cm" svg:x="7cm" svg:y="2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2.733cm" svg:height="0.963cm" svg:x="4.504cm" svg:y="4.137cm">
          <draw:text-box>
            <text:p><text:span text:style-name="T2">w</text:span> строк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18.87</meta:creation-date>
    <meta:editing-duration>PT00H51M27S</meta:editing-duration>
    <meta:editing-cycles>8</meta:editing-cycles>
    <meta:generator>OpenOffice.org/3.2$Win32 OpenOffice.org_project/320m12$Build-9483</meta:generator>
    <dc:date>2010-09-07T13:58:28.80</dc:date>
    <dc:creator>Ivan Ivanov</dc:creator>
    <meta:printed-by>Евгений Корныхин</meta:printed-by>
    <meta:print-date>2010-02-23T13:21:58.56</meta:print-date>
    <meta:document-statistic meta:object-count="36"/>
  </office:meta>
</office:document-meta>
</file>